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7216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3cm" fo:min-width="0cm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color="#666666" draw:fill="solid" draw:fill-color="#aea79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7" style:family="graphic" style:parent-style-name="standard">
      <style:graphic-properties svg:stroke-color="#333333" draw:fill="solid"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2cm" fo:min-width="0cm"/>
    </style:style>
    <style:style style:name="gr11" style:family="graphic" style:parent-style-name="standard">
      <style:graphic-properties svg:stroke-color="#333333" draw:fill="solid" draw:fill-color="#ffe100" draw:textarea-horizontal-align="justify" draw:textarea-vertical-align="middle" draw:auto-grow-height="false" fo:min-height="0cm" fo:min-width="0cm" fo:wrap-option="no-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3" style:family="graphic" style:parent-style-name="standard">
      <style:graphic-properties svg:stroke-color="#333333" draw:fill="solid" draw:fill-color="#ff33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15" style:family="graphic" style:parent-style-name="standard">
      <style:graphic-properties svg:stroke-color="#333333" draw:fill="solid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7" style:family="graphic">
      <style:graphic-properties draw:textarea-horizontal-align="justify" draw:textarea-vertical-align="middle" draw:auto-grow-height="false"/>
    </style:style>
    <style:style style:name="gr18" style:family="graphic">
      <style:graphic-properties draw:fill="solid" draw:fill-color="#ffe100" draw:textarea-horizontal-align="justify" draw:textarea-vertical-align="middle" draw:auto-grow-height="false"/>
    </style:style>
    <style:style style:name="gr19" style:family="graphic">
      <style:graphic-properties draw:fill="solid" draw:fill-color="#999999" draw:textarea-horizontal-align="justify" draw:textarea-vertical-align="middle" draw:auto-grow-height="false"/>
    </style:style>
    <style:style style:name="gr20" style:family="graphic">
      <style:graphic-properties draw:fill="solid" draw:fill-color="#3465a4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7cm" fo:min-width="3.4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7cm" fo:min-width="2.66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7cm" fo:min-width="2.58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7cm" fo:min-width="2.58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7cm" fo:min-width="3.461cm"/>
    </style:style>
    <style:style style:name="gr26" style:family="graphic">
      <style:graphic-properties draw:fill="solid" draw:fill-color="#eeeeee" draw:textarea-horizontal-align="justify" draw:textarea-vertical-align="middle" draw:auto-grow-height="false"/>
    </style:style>
    <style:style style:name="gr27" style:family="graphic" style:parent-style-name="standard">
      <style:graphic-properties draw:marker-start="Arrow" draw:marker-start-width="0.3cm" draw:marker-end="Circle" draw:marker-end-width="0.3cm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7cm" fo:min-width="6.874cm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objectwithoutfill">
      <style:graphic-properties draw:marker-start="Arrow" draw:marker-end="" draw:fill="none" draw:textarea-vertical-align="middle"/>
    </style:style>
    <style:style style:name="gr31" style:family="graphic">
      <style:graphic-properties svg:stroke-color="#333333" draw:fill="solid" draw:fill-color="#ffe100" draw:textarea-horizontal-align="justify" draw:textarea-vertical-align="middle" draw:auto-grow-height="false" fo:min-height="0cm" fo:min-width="0cm" fo:wrap-option="no-wrap"/>
    </style:style>
    <style:style style:name="gr32" style:family="graphic">
      <style:graphic-properties svg:stroke-color="#333333" draw:fill="solid" draw:fill-color="#ff420e" draw:textarea-horizontal-align="justify" draw:textarea-vertical-align="middle" draw:auto-grow-height="false"/>
    </style:style>
    <style:style style:name="gr33" style:family="graphic">
      <style:graphic-properties svg:stroke-color="#333333" draw:fill="solid"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8pt" style:font-size-asian="18pt" style:font-size-complex="18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line-height="150%" fo:text-align="center"/>
    </style:style>
    <style:style style:name="P7" style:family="paragraph">
      <style:paragraph-properties fo:text-align="center"/>
      <style:text-properties fo:color="#ffffff" fo:font-weight="bold" style:font-weight-asian="bold" style:font-weight-complex="bold"/>
    </style:style>
    <style:style style:name="P8" style:family="paragraph">
      <style:text-properties fo:font-size="14pt" style:font-size-asian="18pt" style:font-size-complex="18pt"/>
    </style:style>
    <style:style style:name="P9" style:family="paragraph">
      <style:text-properties fo:font-size="18pt"/>
    </style:style>
    <style:style style:name="P10" style:family="paragraph">
      <style:paragraph-properties fo:text-align="center"/>
      <style:text-properties fo:font-size="14pt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3.4cm" svg:x="3.5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7.11cm" svg:height="1.773cm" svg:x="9.19cm" svg:y="11.2cm">
          <draw:text-box>
            <text:p text:style-name="P2"><text:span text:style-name="T1">Shared Memory</text:span></text:p>
            <text:p text:style-name="P2"><text:span text:style-name="T1">+ Unix Domain Sockets</text:span></text:p>
          </draw:text-box>
        </draw:frame>
        <draw:custom-shape draw:style-name="gr3" draw:text-style-name="P1" draw:layer="layout" svg:width="3.7cm" svg:height="6.7cm" svg:x="23.8cm" svg:y="8.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1" draw:layer="layout" svg:width="3.6cm" svg:height="3.1cm" svg:x="9cm" svg:y="5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6cm" svg:height="3.1cm" svg:x="4.1cm" svg:y="14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1.4cm" svg:height="0.5cm" svg:x="2.5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6.082cm" svg:height="0.962cm" svg:x="10.018cm" svg:y="17.838cm">
          <draw:text-box>
            <text:p>Shared TCP Socket</text:p>
          </draw:text-box>
        </draw:frame>
        <draw:custom-shape draw:style-name="gr4" draw:text-style-name="P1" draw:layer="layout" svg:width="3.6cm" svg:height="3.1cm" svg:x="18.3cm" svg:y="14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6cm" svg:height="3.1cm" svg:x="4.1cm" svg:y="14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6cm" svg:height="3.1cm" svg:x="11.2cm" svg:y="14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5.7cm" svg:height="1cm" svg:x="3cm" svg:y="15.5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5.717cm" svg:height="0.962cm" svg:x="10.1cm" svg:y="13.338cm">
          <draw:text-box>
            <text:p>Transport Workers</text:p>
          </draw:text-box>
        </draw:frame>
        <draw:frame draw:style-name="gr8" draw:text-style-name="P3" draw:layer="layout" svg:width="13.68cm" svg:height="0.848cm" svg:x="8.9cm" svg:y="15.6cm">
          <draw:text-box>
            <text:p text:style-name="P3"><text:span text:style-name="T2">Shared LMDB for Transport Metadata (eg Cookie Store)</text:span></text:p>
          </draw:text-box>
        </draw:frame>
        <draw:line draw:style-name="gr9" draw:text-style-name="P1" draw:layer="layout" svg:x1="5.9cm" svg:y1="19.847cm" svg:x2="5.9cm" svg:y2="17.4cm">
          <text:p/>
        </draw:line>
        <draw:frame draw:style-name="gr8" draw:text-style-name="P3" draw:layer="layout" svg:width="12.885cm" svg:height="0.848cm" svg:x="6.515cm" svg:y="19.4cm">
          <draw:text-box>
            <text:p text:style-name="P3"><text:span text:style-name="T2">WAMP-over-WebSocket connections from endpoints</text:span></text:p>
          </draw:text-box>
        </draw:frame>
        <draw:custom-shape draw:style-name="gr4" draw:text-style-name="P1" draw:layer="layout" svg:width="3.6cm" svg:height="3.1cm" svg:x="15.9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5.7cm" svg:height="1cm" svg:x="3cm" svg:y="6.5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6.707cm" svg:height="0.848cm" svg:x="6.6cm" svg:y="6.652cm">
          <draw:text-box>
            <text:p text:style-name="P3"><text:span text:style-name="T2">Shared LMDB for Session Metadata (eg Registrations/Subscriptions)</text:span></text:p>
          </draw:text-box>
        </draw:frame>
        <draw:frame draw:style-name="gr10" draw:layer="layout" svg:width="5.281cm" svg:height="1.062cm" svg:x="11.519cm" svg:y="4.238cm">
          <draw:text-box>
            <text:p>Session Workers</text:p>
          </draw:text-box>
        </draw:frame>
        <draw:frame draw:style-name="gr8" draw:text-style-name="P4" draw:layer="layout" svg:width="8.757cm" svg:height="1.119cm" svg:x="0.971cm" svg:y="1.1cm">
          <draw:text-box>
            <text:p text:style-name="P4"><text:span text:style-name="T3">New Router Workers 1</text:span></text:p>
          </draw:text-box>
        </draw:frame>
        <draw:custom-shape draw:style-name="gr11" draw:text-style-name="P5" draw:layer="layout" svg:width="5.7cm" svg:height="1.9cm" svg:x="4.2cm" svg:y="3.6cm">
          <text:p text:style-name="P1"><text:span text:style-name="T4">Session and Routing</text:span></text:p>
          <text:p text:style-name="P1"><text:span text:style-name="T4">State and Processing</text:span></text:p>
          <draw:enhanced-geometry svg:viewBox="0 0 21600 21600" draw:text-areas="800 800 20800 20800" draw:type="round-rectangular-callout" draw:modifiers="21236.2743378355 28110.67859021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9" draw:text-style-name="P1" draw:layer="layout" svg:x1="6.1cm" svg:y1="14.2cm" svg:x2="10.8cm" svg:y2="8.6cm">
          <text:p/>
        </draw:line>
        <draw:custom-shape draw:style-name="gr11" draw:text-style-name="P5" draw:layer="layout" svg:width="5.7cm" svg:height="1.9cm" svg:x="0.7cm" svg:y="12.5cm">
          <text:p text:style-name="P1"><text:span text:style-name="T4">TCP, TLS, HTTP and</text:span></text:p>
          <text:p text:style-name="P1"><text:span text:style-name="T4">WebSocket Processing</text:span></text:p>
          <draw:enhanced-geometry svg:viewBox="0 0 21600 21600" draw:text-areas="800 800 20800 20800" draw:type="round-rectangular-callout" draw:modifiers="21880.3718645852 27974.32930036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9" draw:text-style-name="P1" draw:layer="layout" svg:x1="11cm" svg:y1="8.6cm" svg:x2="20.3cm" svg:y2="14.4cm">
          <text:p/>
        </draw:line>
        <draw:line draw:style-name="gr9" draw:text-style-name="P1" draw:layer="layout" svg:x1="20.3cm" svg:y1="17.506cm" svg:x2="20.3cm" svg:y2="19.9cm">
          <text:p/>
        </draw:line>
        <draw:custom-shape draw:style-name="gr11" draw:text-style-name="P5" draw:layer="layout" svg:width="7.4cm" svg:height="2.2cm" svg:x="15.2cm" svg:y="8.8cm">
          <text:p text:style-name="P1"><text:span text:style-name="T4">In-memory message transport</text:span></text:p>
          <text:p text:style-name="P1"><text:span text:style-name="T4">over shared memory</text:span></text:p>
          <text:p text:style-name="P1"><text:span text:style-name="T4">and Unix domain sockets</text:span></text:p>
          <draw:enhanced-geometry svg:viewBox="0 0 21600 21600" draw:text-areas="800 800 20800 20800" draw:type="round-rectangular-callout" draw:modifiers="-7386.78556951763 7762.653339391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6" draw:layer="layout" svg:width="2.9cm" svg:height="1cm" svg:x="24.6cm" svg:y="13.5cm">
          <draw:text-box>
            <text:p text:style-name="P6">LMDB</text:p>
          </draw:text-box>
        </draw:frame>
        <draw:custom-shape draw:style-name="gr13" draw:text-style-name="P7" draw:layer="layout" svg:width="1.9cm" svg:height="1.1cm" svg:x="7.9cm" svg:y="10cm">
          <text:p text:style-name="P7"><text:span text:style-name="T5">ms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5.9cm" svg:height="1.9cm" svg:x="1.9cm" svg:y="8.4cm">
          <text:p text:style-name="P1"><text:span text:style-name="T4">opaque byte strings</text:span></text:p>
          <text:p text:style-name="P1"><text:span text:style-name="T4">with ref counter shares</text:span></text:p>
          <draw:enhanced-geometry svg:viewBox="0 0 21600 21600" draw:text-areas="800 800 20800 20800" draw:type="round-rectangular-callout" draw:modifiers="22328.4189120488 26747.18569174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7" draw:layer="layout" svg:width="1.9cm" svg:height="1.1cm" svg:x="16.5cm" svg:y="11.7cm">
          <text:p text:style-name="P7"><text:span text:style-name="T5">ms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6.4cm" svg:height="1.9cm" svg:x="18.8cm" svg:y="11.6cm">
          <text:p text:style-name="P1"><text:span text:style-name="T4">addressing is by</text:span></text:p>
          <text:p text:style-name="P1"><text:span text:style-name="T4">transport ID and session ID</text:span></text:p>
          <draw:enhanced-geometry svg:viewBox="0 0 21600 21600" draw:text-areas="800 800 20800 20800" draw:type="round-rectangular-callout" draw:modifiers="-1994.31338853304 4181.378221988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5" draw:layer="layout" svg:width="4.6cm" svg:height="1.6cm" svg:x="18.6cm" svg:y="3.1cm">
          <text:p text:style-name="P1"><text:span text:style-name="T4">Router Worker</text:span></text:p>
          <text:p text:style-name="P1"><text:span text:style-name="T4">Subprocess</text:span></text:p>
          <draw:enhanced-geometry svg:viewBox="0 0 21600 21600" draw:text-areas="800 800 20800 20800" draw:type="round-rectangular-callout" draw:modifiers="2436.51380134753 33769.39412866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Standard">
        <draw:custom-shape draw:style-name="gr14" draw:text-style-name="P1" draw:layer="layout" svg:width="6.9cm" svg:height="11.1cm" svg:x="12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6cm" svg:height="3.1cm" svg:x="4cm" svg:y="8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6cm" svg:height="3.1cm" svg:x="23.9cm" svg:y="9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5cm" svg:height="0.6cm" svg:x="12.7cm" svg:y="10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5cm" svg:height="0.6cm" svg:x="12.7cm" svg:y="11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5.5cm" svg:height="0.6cm" svg:x="12.7cm" svg:y="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5cm" svg:height="0.6cm" svg:x="12.7cm" svg:y="12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5cm" svg:height="0.6cm" svg:x="12.7cm" svg:y="13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5.5cm" svg:height="0.6cm" svg:x="12.7cm" svg:y="14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5.5cm" svg:height="0.6cm" svg:x="12.7cm" svg:y="14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8cm" svg:height="2.7cm" svg:x="4.9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8cm" svg:height="2.7cm" svg:x="24.8cm" svg:y="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7.7cm" svg:y1="9.8cm" svg:x2="12.6cm" svg:y2="11.6cm">
          <text:p/>
        </draw:line>
        <draw:line draw:style-name="gr9" draw:text-style-name="P1" draw:layer="layout" svg:x1="7.7cm" svg:y1="9.8cm" svg:x2="24.6cm" svg:y2="7.9cm">
          <text:p/>
        </draw:line>
        <draw:line draw:style-name="gr9" draw:text-style-name="P1" draw:layer="layout" svg:x1="23.9cm" svg:y1="10.7cm" svg:x2="18.1cm" svg:y2="11.8cm">
          <text:p/>
        </draw:line>
        <draw:line draw:style-name="gr9" draw:text-style-name="P1" draw:layer="layout" svg:x1="23.9cm" svg:y1="10.7cm" svg:x2="6.9cm" svg:y2="7.4cm">
          <text:p/>
        </draw:line>
        <draw:frame draw:style-name="gr8" draw:layer="layout" svg:width="6.738cm" svg:height="0.962cm" svg:x="12.1cm" svg:y="17.138cm">
          <draw:text-box>
            <text:p>Posix Shared Memory</text:p>
          </draw:text-box>
        </draw:frame>
        <draw:frame draw:style-name="gr8" draw:layer="layout" svg:width="5.929cm" svg:height="0.962cm" svg:x="1.071cm" svg:y="11.8cm">
          <draw:text-box>
            <text:p>Transport Worker 1</text:p>
          </draw:text-box>
        </draw:frame>
        <draw:frame draw:style-name="gr8" draw:layer="layout" svg:width="5.493cm" svg:height="0.962cm" svg:x="23cm" svg:y="12.738cm">
          <draw:text-box>
            <text:p>Session Worker 2</text:p>
          </draw:text-box>
        </draw:frame>
        <draw:frame draw:style-name="gr8" draw:layer="layout" svg:width="3.19cm" svg:height="2.384cm" svg:x="9.437cm" svg:y="12.838cm">
          <draw:text-box>
            <text:p>Transport</text:p>
            <text:p>Worker 1</text:p>
            <text:p>Arena</text:p>
          </draw:text-box>
        </draw:frame>
        <draw:frame draw:style-name="gr8" draw:text-style-name="P3" draw:layer="layout" svg:width="5.231cm" svg:height="0.848cm" svg:x="1.4cm" svg:y="7.2cm">
          <draw:text-box>
            <text:p text:style-name="P3"><text:span text:style-name="T2">Unix Domain socket</text:span></text:p>
          </draw:text-box>
        </draw:frame>
        <draw:frame draw:style-name="gr8" draw:text-style-name="P3" draw:layer="layout" svg:width="5.231cm" svg:height="0.848cm" svg:x="23.3cm" svg:y="8.2cm">
          <draw:text-box>
            <text:p text:style-name="P3"><text:span text:style-name="T2">Unix Domain socket</text:span></text:p>
          </draw:text-box>
        </draw:frame>
        <draw:custom-shape draw:style-name="gr11" draw:text-style-name="P5" draw:layer="layout" svg:width="6.3cm" svg:height="1.9cm" svg:x="15.2cm" svg:y="4.1cm">
          <text:p text:style-name="P1"><text:span text:style-name="T4">Offset, size and share</text:span></text:p>
          <text:p text:style-name="P1"><text:span text:style-name="T4">for messages are pushed</text:span></text:p>
          <text:p text:style-name="P1"><text:span text:style-name="T4">over UDS</text:span></text:p>
          <draw:enhanced-geometry svg:viewBox="0 0 21600 21600" draw:text-areas="800 800 20800 20800" draw:type="round-rectangular-callout" draw:modifiers="17277.2575781622 40598.00105207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5" draw:layer="layout" svg:width="6.3cm" svg:height="1.9cm" svg:x="2.9cm" svg:y="13.3cm">
          <text:p text:style-name="P1"><text:span text:style-name="T4">Data is stored as opaque</text:span></text:p>
          <text:p text:style-name="P1"><text:span text:style-name="T4">byte string in shared mem</text:span></text:p>
          <draw:enhanced-geometry svg:viewBox="0 0 21600 21600" draw:text-areas="800 800 20800 20800" draw:type="round-rectangular-callout" draw:modifiers="24527.5353118553 -28235.6654392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5" draw:layer="layout" svg:width="6.3cm" svg:height="1.9cm" svg:x="19.1cm" svg:y="13.7cm">
          <text:p text:style-name="P1"><text:span text:style-name="T4">Consumers access data</text:span></text:p>
          <text:p text:style-name="P1"><text:span text:style-name="T4">at offset/length directly from</text:span><text:span text:style-name="T4"><text:line-break/></text:span><text:span text:style-name="T4">shared mem</text:span></text:p>
          <draw:enhanced-geometry svg:viewBox="0 0 21600 21600" draw:text-areas="800 800 20800 20800" draw:type="round-rectangular-callout" draw:modifiers="6520.10791937788 -26769.91057338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5" draw:layer="layout" svg:width="6.3cm" svg:height="1.9cm" svg:x="8.5cm" svg:y="4.2cm">
          <text:p text:style-name="P1"><text:span text:style-name="T4">Consumers return shares</text:span><text:span text:style-name="T4"><text:line-break/></text:span><text:span text:style-name="T4">they were granted to</text:span><text:span text:style-name="T4"><text:line-break/></text:span><text:span text:style-name="T4">release message slot</text:span></text:p>
          <draw:enhanced-geometry svg:viewBox="0 0 21600 21600" draw:text-areas="800 800 20800 20800" draw:type="round-rectangular-callout" draw:modifiers="14627.3924773845 40211.67806417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" draw:layer="layout" svg:width="1cm" svg:height="1cm" svg:x="9.9cm" svg:y="10cm">
          <text:p text:style-name="P1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1" draw:layer="layout" svg:width="1cm" svg:height="1cm" svg:x="19.8cm" svg:y="7.6cm">
          <text:p text:style-name="P1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1" draw:layer="layout" svg:width="1cm" svg:height="1cm" svg:x="20.4cm" svg:y="10.4cm">
          <text:p text:style-name="P1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1" draw:layer="layout" svg:width="1cm" svg:height="1cm" svg:x="12cm" svg:y="7.6cm">
          <text:p text:style-name="P1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4" draw:layer="layout" svg:width="8.757cm" svg:height="1.119cm" svg:x="0.972cm" svg:y="1.001cm">
          <draw:text-box>
            <text:p text:style-name="P4"><text:span text:style-name="T3">New Router Workers 2</text:span></text:p>
          </draw:text-box>
        </draw:frame>
        <draw:custom-shape draw:style-name="gr11" draw:text-style-name="P5" draw:layer="layout" svg:width="7.2cm" svg:height="1.9cm" svg:x="4.1cm" svg:y="17.2cm">
          <text:p text:style-name="P1"><text:span text:style-name="T4">1kB fixed size slots in</text:span><text:span text:style-name="T4"><text:line-break/></text:span><text:span text:style-name="T4">dedicated shared mem arena</text:span></text:p>
          <draw:enhanced-geometry svg:viewBox="0 0 21600 21600" draw:text-areas="800 800 20800 20800" draw:type="round-rectangular-callout" draw:modifiers="25301.4859047355 -22952.13045765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Standard">
        <draw:custom-shape draw:style-name="gr17" draw:text-style-name="P1" draw:layer="Layout" svg:width="1.939cm" svg:height="3.313cm" svg:x="4.236cm" svg:y="8.5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1.271cm" svg:height="0.592cm" svg:x="4.479cm" svg:y="9.6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4.475cm" svg:height="3.313cm" svg:x="1.7cm" svg:y="8.5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1.271cm" svg:height="0.592cm" svg:x="4.639cm" svg:y="9.6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1.939cm" svg:height="3.313cm" svg:x="7.711cm" svg:y="8.5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1.271cm" svg:height="0.592cm" svg:x="8.033cm" svg:y="9.6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.939cm" svg:height="3.313cm" svg:x="11.024cm" svg:y="8.5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1.271cm" svg:height="0.592cm" svg:x="11.287cm" svg:y="9.6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4.482cm" svg:height="3.313cm" svg:x="22.418cm" svg:y="8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1.271cm" svg:height="0.592cm" svg:x="22.821cm" svg:y="9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.94cm" svg:height="3.313cm" svg:x="14.983cm" svg:y="8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1.272cm" svg:height="0.592cm" svg:x="15.327cm" svg:y="9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1.939cm" svg:height="3.313cm" svg:x="18.62cm" svg:y="8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1.272cm" svg:height="0.592cm" svg:x="19.023cm" svg:y="9.6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8" draw:layer="layout" svg:width="3.307cm" svg:height="1.361cm" svg:x="1.993cm" svg:y="12.239cm">
          <draw:text-box>
            <text:p text:style-name="P8">Endpoint Device</text:p>
          </draw:text-box>
        </draw:frame>
        <draw:frame draw:style-name="gr22" draw:text-style-name="P8" draw:layer="layout" svg:width="2.643cm" svg:height="1.361cm" svg:x="7.225cm" svg:y="12.239cm">
          <draw:text-box>
            <text:p text:style-name="P8">Edge Router</text:p>
          </draw:text-box>
        </draw:frame>
        <draw:frame draw:style-name="gr23" draw:text-style-name="P8" draw:layer="layout" svg:width="2.578cm" svg:height="1.361cm" svg:x="10.942cm" svg:y="12.239cm">
          <draw:text-box>
            <text:p text:style-name="P8">Core Router</text:p>
          </draw:text-box>
        </draw:frame>
        <draw:frame draw:style-name="gr24" draw:text-style-name="P8" draw:layer="layout" svg:width="2.578cm" svg:height="1.361cm" svg:x="14.667cm" svg:y="12.239cm">
          <draw:text-box>
            <text:p text:style-name="P8">Core Router</text:p>
          </draw:text-box>
        </draw:frame>
        <draw:frame draw:style-name="gr22" draw:text-style-name="P8" draw:layer="layout" svg:width="2.643cm" svg:height="1.361cm" svg:x="18.134cm" svg:y="12.239cm">
          <draw:text-box>
            <text:p text:style-name="P8">Edge Router</text:p>
          </draw:text-box>
        </draw:frame>
        <draw:frame draw:style-name="gr25" draw:text-style-name="P8" draw:layer="layout" svg:width="3.306cm" svg:height="1.361cm" svg:x="23.094cm" svg:y="12.239cm">
          <draw:text-box>
            <text:p text:style-name="P8">Endpoint Device</text:p>
          </draw:text-box>
        </draw:frame>
        <draw:custom-shape draw:style-name="gr26" draw:text-style-name="P1" draw:layer="Layout" svg:width="13.091cm" svg:height="1.939cm" svg:x="7.549cm" svg:y="3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1" draw:layer="layout" svg:x1="8.68cm" svg:y1="5.613cm" svg:x2="8.68cm" svg:y2="8.441cm">
          <text:p/>
        </draw:line>
        <draw:frame draw:style-name="gr28" draw:text-style-name="P9" draw:layer="layout" svg:width="12.3cm" svg:height="0.962cm" svg:x="8.1cm" svg:y="4.32cm">
          <draw:text-box>
            <text:p text:style-name="P9">Crossbar DevOps Center</text:p>
          </draw:text-box>
        </draw:frame>
        <draw:line draw:style-name="gr27" draw:text-style-name="P1" draw:layer="layout" svg:x1="11.913cm" svg:y1="5.693cm" svg:x2="11.913cm" svg:y2="8.521cm">
          <text:p/>
        </draw:line>
        <draw:line draw:style-name="gr27" draw:text-style-name="P1" draw:layer="layout" svg:x1="19.67cm" svg:y1="5.613cm" svg:x2="19.67cm" svg:y2="8.441cm">
          <text:p/>
        </draw:line>
        <draw:line draw:style-name="gr27" draw:text-style-name="P1" draw:layer="layout" svg:x1="16.034cm" svg:y1="5.613cm" svg:x2="16.034cm" svg:y2="8.441cm">
          <text:p/>
        </draw:line>
        <draw:line draw:style-name="gr27" draw:text-style-name="P1" draw:layer="layout" svg:x1="7.601cm" svg:y1="11.107cm" svg:x2="6.255cm" svg:y2="11.107cm">
          <text:p/>
        </draw:line>
        <draw:line draw:style-name="gr27" draw:text-style-name="P1" draw:layer="layout" svg:x1="10.995cm" svg:y1="11.107cm" svg:x2="9.649cm" svg:y2="11.107cm">
          <text:p/>
        </draw:line>
        <draw:line draw:style-name="gr27" draw:text-style-name="P1" draw:layer="layout" svg:x1="16.922cm" svg:y1="11.107cm" svg:x2="18.493cm" svg:y2="11.107cm">
          <text:p/>
        </draw:line>
        <draw:line draw:style-name="gr27" draw:text-style-name="P1" draw:layer="layout" svg:x1="20.684cm" svg:y1="11.107cm" svg:x2="22.255cm" svg:y2="11.107cm">
          <text:p/>
        </draw:line>
        <draw:line draw:style-name="gr27" draw:text-style-name="P1" draw:layer="layout" svg:x1="14.902cm" svg:y1="11.107cm" svg:x2="13.032cm" svg:y2="11.107cm">
          <text:p/>
        </draw:line>
        <draw:line draw:style-name="gr29" draw:text-style-name="P1" draw:layer="layout" svg:x1="3.67cm" svg:y1="8.926cm" svg:x2="24.517cm" svg:y2="9.007cm">
          <text:p/>
        </draw:line>
        <draw:line draw:style-name="gr30" draw:text-style-name="P1" draw:layer="layout" svg:x1="3.67cm" svg:y1="9.33cm" svg:x2="24.517cm" svg:y2="9.33cm">
          <text:p/>
        </draw:line>
        <draw:line draw:style-name="gr29" draw:text-style-name="P1" draw:layer="layout" svg:x1="24.599cm" svg:y1="9.006cm" svg:x2="24.599cm" svg:y2="9.329cm">
          <text:p/>
        </draw:line>
        <draw:custom-shape draw:style-name="gr31" draw:text-style-name="P5" draw:layer="Layout" svg:width="6.191cm" svg:height="1.535cm" svg:x="4.5cm" svg:y="14.2cm">
          <text:p text:style-name="P10"><text:span text:style-name="T4">Call state is held on each</text:span></text:p>
          <text:p text:style-name="P10"><text:span text:style-name="T4">intermediary hop</text:span></text:p>
          <draw:enhanced-geometry svg:viewBox="0 0 21600 21600" draw:text-areas="800 800 20800 20800" draw:mirror-horizontal="false" draw:mirror-vertical="false" draw:type="round-rectangular-callout" draw:modifiers="24980.2325581395 -54281.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" draw:layer="Layout" svg:width="1.4cm" svg:height="1.3cm" svg:x="25cm" svg:y="9cm">
          <text:p/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1" draw:text-style-name="P5" draw:layer="Layout" svg:width="4.107cm" svg:height="0.97cm" svg:x="21.3cm" svg:y="5.855cm">
          <text:p text:style-name="P10"><text:span text:style-name="T4">Callee app code</text:span></text:p>
          <draw:enhanced-geometry svg:viewBox="0 0 21600 21600" draw:text-areas="800 800 20800 20800" draw:mirror-horizontal="false" draw:mirror-vertical="false" draw:type="round-rectangular-callout" draw:modifiers="21989.0944498539 71673.73841400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" draw:layer="Layout" svg:width="1.4cm" svg:height="1.3cm" svg:x="2cm" svg:y="8.9cm">
          <text:p/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1" draw:text-style-name="P5" draw:layer="Layout" svg:width="3.832cm" svg:height="0.969cm" svg:x="2.068cm" svg:y="6.631cm">
          <text:p text:style-name="P10"><text:span text:style-name="T4">Caller app code</text:span></text:p>
          <draw:enhanced-geometry svg:viewBox="0 0 21600 21600" draw:text-areas="800 800 20800 20800" draw:mirror-horizontal="false" draw:mirror-vertical="false" draw:type="round-rectangular-callout" draw:modifiers="4451.86537959823 53643.71134020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Standard">
        <draw:custom-shape draw:style-name="gr14" draw:text-style-name="P1" draw:layer="layout" svg:width="27.7cm" svg:height="9.613cm" svg:x="1cm" svg:y="9.9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3.6cm" svg:height="3.1cm" svg:x="7.993cm" svg:y="12.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6cm" svg:height="3.1cm" svg:x="13.593cm" svg:y="12.7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5.281cm" svg:height="0.962cm" svg:x="19.819cm" svg:y="16.6cm">
          <draw:text-box>
            <text:p text:style-name="P9">Session Workers</text:p>
          </draw:text-box>
        </draw:frame>
        <draw:frame draw:style-name="gr8" draw:text-style-name="P4" draw:layer="layout" svg:width="8.757cm" svg:height="1.119cm" svg:x="0.864cm" svg:y="1.2cm">
          <draw:text-box>
            <text:p text:style-name="P4"><text:span text:style-name="T3">New Router Workers 1</text:span></text:p>
          </draw:text-box>
        </draw:frame>
        <draw:custom-shape draw:style-name="gr31" draw:text-style-name="P5" draw:layer="Layout" svg:width="5.7cm" svg:height="1.9cm" svg:x="10.9cm" svg:y="10.1cm">
          <text:p text:style-name="P10"><text:span text:style-name="T4">Uplink bridging to</text:span></text:p>
          <text:p text:style-name="P10"><text:span text:style-name="T4">Core router</text:span></text:p>
          <draw:enhanced-geometry svg:viewBox="0 0 21600 21600" draw:text-areas="800 800 20800 20800" draw:type="round-rectangular-callout" draw:modifiers="-609.998245921768 33666.91215149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" draw:layer="Layout" svg:width="1.939cm" svg:height="3.313cm" svg:x="8.8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1" draw:layer="layout" svg:x1="9.7cm" svg:y1="6.8cm" svg:x2="9.7cm" svg:y2="12.8cm">
          <text:p/>
        </draw:line>
        <draw:frame draw:style-name="gr23" draw:text-style-name="P8" draw:layer="layout" svg:width="2.578cm" svg:height="1.361cm" svg:x="11.222cm" svg:y="4.639cm">
          <draw:text-box>
            <text:p text:style-name="P8">Core Router</text:p>
          </draw:text-box>
        </draw:frame>
        <draw:frame draw:style-name="gr22" draw:text-style-name="P8" draw:layer="layout" svg:width="2.643cm" svg:height="1.361cm" svg:x="2.3cm" svg:y="8.4cm">
          <draw:text-box>
            <text:p text:style-name="P8">Edge Router</text:p>
          </draw:text-box>
        </draw:frame>
        <draw:line draw:style-name="gr9" draw:text-style-name="P1" draw:layer="layout" svg:x1="7.9cm" svg:y1="18.7cm" svg:x2="9.7cm" svg:y2="15.9cm">
          <text:p/>
        </draw:line>
        <draw:custom-shape draw:style-name="gr13" draw:text-style-name="P7" draw:layer="layout" svg:width="1.9cm" svg:height="1.1cm" svg:x="7.7cm" svg:y="16.8cm">
          <text:p text:style-name="P7"><text:span text:style-name="T5">ms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9.7cm" svg:y1="16cm" svg:x2="11.5cm" svg:y2="18.8cm">
          <text:p/>
        </draw:line>
        <draw:custom-shape draw:style-name="gr13" draw:text-style-name="P7" draw:layer="layout" svg:width="1.9cm" svg:height="1.1cm" svg:x="10cm" svg:y="16.8cm">
          <text:p text:style-name="P7"><text:span text:style-name="T5">ms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6cm" svg:height="3.1cm" svg:x="17.8cm" svg:y="12.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5.7cm" svg:height="1cm" svg:x="1.993cm" svg:y="13.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9.29cm" svg:height="0.848cm" svg:x="11.093cm" svg:y="13.852cm">
          <draw:text-box>
            <text:p text:style-name="P3"><text:span text:style-name="T2">Shared LMDB for Core Routing Table</text:span></text:p>
          </draw:text-box>
        </draw:frame>
        <draw:frame draw:style-name="gr8" draw:text-style-name="P9" draw:layer="layout" svg:width="4.786cm" svg:height="0.962cm" svg:x="3.419cm" svg:y="11.3cm">
          <draw:text-box>
            <text:p text:style-name="P9">Uplink Worker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16:05:49.657296972</meta:creation-date>
    <dc:date>2015-10-25T23:57:41.430433689</dc:date>
    <meta:editing-duration>PT7H20M24S</meta:editing-duration>
    <meta:editing-cycles>13</meta:editing-cycles>
    <meta:generator>LibreOffice/4.2.8.2$Linux_X86_64 LibreOffice_project/420m0$Build-2</meta:generator>
    <meta:document-statistic meta:object-count="121"/>
  </office:meta>
</office:document-meta>
</file>